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Default-notes">
      <style:graphic-properties draw:fill-color="#ffffff" draw:auto-grow-height="true" fo:min-height="12.79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UPF-master-title">
      <style:graphic-properties draw:auto-grow-height="true" fo:min-height="3.506cm"/>
    </style:style>
    <style:style style:name="pr6" style:family="presentation" style:parent-style-name="UPF-master-outline1">
      <style:graphic-properties fo:min-height="10.799cm"/>
    </style:style>
    <style:style style:name="pr7" style:family="presentation" style:parent-style-name="UPF-master-notes">
      <style:graphic-properties draw:fill-color="#ffffff" draw:auto-grow-height="true" fo:min-height="13.364cm"/>
    </style:style>
    <style:style style:name="pr8" style:family="presentation" style:parent-style-name="Default-title">
      <style:graphic-properties draw:auto-grow-height="true" fo:min-height="3.18cm"/>
    </style:style>
    <style:style style:name="pr9" style:family="presentation" style:parent-style-name="Default-outline1">
      <style:graphic-properties fo:min-height="10.799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text-properties fo:font-size="26.8999996185303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28.1000003814697pt"/>
    </style:style>
    <style:style style:name="P9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style:font-name="Arial1" fo:font-size="22pt" style:font-name-asian="Arial1" style:font-size-asian="22pt" style:font-name-complex="Arial1" style:font-size-complex="22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Default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67cm" svg:y="1.539cm" presentation:class="title" presentation:user-transformed="true">
          <draw:text-box>
            <text:p text:style-name="P1"><text:span text:style-name="T1">Review</text:span></text:p>
          </draw:text-box>
        </draw:frame>
        <draw:custom-shape draw:name="Text Box 2" draw:style-name="gr1" draw:text-style-name="P5" draw:layer="layout" svg:width="15.451cm" svg:height="5.582cm" svg:x="5.615cm" svg:y="11.7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7cm" svg:y="0.337cm" presentation:class="title" presentation:user-transformed="true">
          <draw:text-box>
            <text:p>Index</text:p>
          </draw:text-box>
        </draw:frame>
        <draw:frame presentation:style-name="pr4" draw:layer="layout" svg:width="21.46cm" svg:height="12.18cm" svg:x="1.4cm" svg:y="3.914cm" presentation:class="outline" presentation:user-transformed="true">
          <draw:text-box>
            <text:list text:style-name="L3">
              <text:list-item>
                <text:p>A spectral view of sound and music</text:p>
              </text:list-item>
              <text:list-item>
                <text:p>Sound spectra: DFT, FFT, STFT, ....</text:p>
              </text:list-item>
              <text:list-item>
                <text:p>Sinusoids and harmonics</text:p>
              </text:list-item>
              <text:list-item>
                <text:p>Residuals and stochastic components</text:p>
              </text:list-item>
              <text:list-item>
                <text:p>Describing and transforming sound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4">A spectral view of sound and music</text:span></text:p>
          </draw:text-box>
        </draw:frame>
        <draw:frame presentation:style-name="pr6" draw:layer="layout" svg:width="25.199cm" svg:height="11.04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4">Sound spectra</text:span></text:p>
          </draw:text-box>
        </draw:frame>
        <draw:frame presentation:style-name="pr6" draw:layer="layout" svg:width="25.199cm" svg:height="11.04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4">Sinusoids and harmonics</text:span></text:p>
          </draw:text-box>
        </draw:frame>
        <draw:frame presentation:style-name="pr6" draw:layer="layout" svg:width="25.199cm" svg:height="11.04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2.859cm" svg:height="3.18cm" svg:x="1.27cm" svg:y="0.254cm" presentation:class="title" presentation:user-transformed="true">
          <draw:text-box>
            <text:p>References and credits</text:p>
          </draw:text-box>
        </draw:frame>
        <draw:frame presentation:style-name="pr9" draw:text-style-name="P9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5">All slides and code produced for this course are released using the CC Attribution-Noncommercial-Share Alike license or the Affero GPL license and available from </text:span><text:span text:style-name="T5"><text:a xlink:href="https://github.com/MTG/sms-tools" xlink:type="simple">https://github.com/MTG/sms-tools</text:a></text:span></text:p>
              </text:list-item>
              <text:list-item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6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43cm" svg:height="10.659cm" svg:x="2.887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1.04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20T13:22:05.527491000</dc:date>
    <dc:creator>xavier serra</dc:creator>
    <meta:generator>LibreOffice/4.2.1.1$MacOSX_X86_64 LibreOffice_project/d7dbbd7842e6a58b0f521599204e827654e1fb8b</meta:generator>
    <meta:editing-duration>P1DT1H45M17S</meta:editing-duration>
    <meta:editing-cycles>18</meta:editing-cycles>
    <meta:document-statistic meta:object-count="56"/>
  </office:meta>
</office:document-meta>
</file>